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Párrafodelista" style:family="paragraph">
      <style:text-properties fo:language="es" fo:country="ES"/>
    </style:style>
    <style:style style:name="P3" style:parent-style-name="Párrafodelista" style:family="paragraph">
      <style:text-properties fo:language="es" fo:country="ES"/>
    </style:style>
    <style:style style:name="P4" style:parent-style-name="Párrafodelista" style:family="paragraph">
      <style:text-properties fo:language="es" fo:country="ES"/>
    </style:style>
    <style:style style:name="P5" style:parent-style-name="Párrafodelista" style:family="paragraph">
      <style:text-properties fo:language="es" fo:country="ES"/>
    </style:style>
    <style:style style:name="P6" style:parent-style-name="Párrafodelista" style:family="paragraph"/>
    <style:style style:name="T7" style:parent-style-name="Fuentedepárrafopredeter." style:family="text">
      <style:text-properties fo:color="#FF0000" fo:language="es" fo:country="ES"/>
    </style:style>
    <style:style style:name="T8" style:parent-style-name="Fuentedepárrafopredeter." style:family="text">
      <style:text-properties fo:language="es" fo:country="ES" style:language-asian="es" style:country-asian="ES"/>
    </style:style>
    <style:style style:name="P9" style:parent-style-name="Título3" style:family="paragraph">
      <style:paragraph-properties fo:margin-top="0in" fo:margin-bottom="0in"/>
    </style:style>
    <style:style style:name="TableColumn11" style:family="table-column">
      <style:table-column-properties style:column-width="0.9965in" style:use-optimal-column-width="false"/>
    </style:style>
    <style:style style:name="TableColumn12" style:family="table-column">
      <style:table-column-properties style:column-width="5.4965in" style:use-optimal-column-width="false"/>
    </style:style>
    <style:style style:name="Table10" style:family="table">
      <style:table-properties style:width="6.4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s" fo:country="ES"/>
    </style:style>
    <style:style style:name="P18" style:parent-style-name="Normal" style:family="paragraph">
      <style:paragraph-properties fo:margin-bottom="0in" fo:line-height="100%"/>
      <style:text-properties fo:language="es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s" fo:country="ES"/>
    </style:style>
    <style:style style:name="P24" style:parent-style-name="Normal" style:family="paragraph">
      <style:paragraph-properties fo:margin-bottom="0in" fo:line-height="100%"/>
      <style:text-properties fo:language="es" fo:country="ES"/>
    </style:style>
    <style:style style:name="P25" style:parent-style-name="Normal" style:family="paragraph">
      <style:paragraph-properties fo:margin-bottom="0in" fo:line-height="100%"/>
      <style:text-properties fo:language="es" fo:country="ES"/>
    </style:style>
    <style:style style:name="P26" style:parent-style-name="Normal" style:family="paragraph">
      <style:paragraph-properties fo:margin-bottom="0in" fo:line-height="100%"/>
      <style:text-properties fo:language="es" fo:country="ES"/>
    </style:style>
    <style:style style:name="P27" style:parent-style-name="Normal" style:family="paragraph">
      <style:paragraph-properties fo:margin-bottom="0in" fo:line-height="100%"/>
      <style:text-properties fo:language="es" fo:country="ES"/>
    </style:style>
    <style:style style:name="P28" style:parent-style-name="Normal" style:family="paragraph">
      <style:paragraph-properties fo:margin-bottom="0in" fo:line-height="100%"/>
      <style:text-properties fo:language="es" fo:country="ES"/>
    </style:style>
    <style:style style:name="P29" style:parent-style-name="Normal" style:family="paragraph">
      <style:paragraph-properties fo:margin-bottom="0in" fo:line-height="100%"/>
      <style:text-properties fo:language="es" fo:country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es" fo:country="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s" fo:country="ES"/>
    </style:style>
    <style:style style:name="P35" style:parent-style-name="Normal" style:family="paragraph">
      <style:text-properties fo:language="es" fo:country="ES"/>
    </style:style>
    <style:style style:name="T36" style:parent-style-name="Fuentedepárrafopredeter." style:family="text">
      <style:text-properties fo:language="es" fo:country="ES" style:language-asian="es" style:country-asian="ES"/>
    </style:style>
    <style:style style:name="P37" style:parent-style-name="Título3" style:family="paragraph">
      <style:paragraph-properties fo:margin-top="0in" fo:margin-bottom="0in"/>
    </style:style>
    <style:style style:name="TableColumn39" style:family="table-column">
      <style:table-column-properties style:column-width="0.9965in" style:use-optimal-column-width="false"/>
    </style:style>
    <style:style style:name="TableColumn40" style:family="table-column">
      <style:table-column-properties style:column-width="5.4965in" style:use-optimal-column-width="false"/>
    </style:style>
    <style:style style:name="Table38" style:family="table">
      <style:table-properties style:width="6.4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s" fo:country="ES"/>
    </style:style>
    <style:style style:name="P46" style:parent-style-name="Normal" style:family="paragraph">
      <style:paragraph-properties fo:margin-bottom="0in" fo:line-height="100%"/>
      <style:text-properties fo:language="es" fo:country="ES"/>
    </style:style>
    <style:style style:name="P47" style:parent-style-name="Normal" style:family="paragraph">
      <style:paragraph-properties fo:margin-bottom="0in" fo:line-height="100%"/>
      <style:text-properties fo:language="es" fo:country="E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s" fo:country="ES"/>
    </style:style>
    <style:style style:name="P53" style:parent-style-name="Normal" style:family="paragraph">
      <style:paragraph-properties fo:margin-bottom="0in" fo:line-height="100%"/>
      <style:text-properties fo:language="es" fo:country="ES"/>
    </style:style>
    <style:style style:name="P54" style:parent-style-name="Normal" style:family="paragraph">
      <style:paragraph-properties fo:margin-bottom="0in" fo:line-height="100%"/>
      <style:text-properties fo:language="es" fo:country="ES"/>
    </style:style>
    <style:style style:name="P55" style:parent-style-name="Normal" style:family="paragraph">
      <style:paragraph-properties fo:margin-bottom="0in" fo:line-height="100%"/>
      <style:text-properties fo:language="es" fo:country="ES"/>
    </style:style>
    <style:style style:name="P56" style:parent-style-name="Normal" style:family="paragraph">
      <style:paragraph-properties fo:margin-bottom="0in" fo:line-height="100%"/>
      <style:text-properties fo:language="es" fo:country="ES"/>
    </style:style>
    <style:style style:name="P57" style:parent-style-name="Normal" style:family="paragraph">
      <style:paragraph-properties fo:margin-bottom="0in" fo:line-height="100%"/>
      <style:text-properties fo:language="es" fo:country="ES"/>
    </style:style>
    <style:style style:name="P58" style:parent-style-name="Normal" style:family="paragraph">
      <style:paragraph-properties fo:margin-bottom="0in" fo:line-height="100%"/>
      <style:text-properties fo:language="es" fo:country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s" fo:country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s" fo:country="ES"/>
    </style:style>
    <style:style style:name="P64" style:parent-style-name="Normal" style:family="paragraph">
      <style:text-properties fo:language="es" fo:country="ES"/>
    </style:style>
    <style:style style:name="P65" style:parent-style-name="Encabezadonivel1" style:family="paragraph">
      <style:paragraph-properties fo:break-before="page"/>
    </style:style>
    <style:style style:name="T66" style:parent-style-name="Fuentedepárrafopredeter." style:family="text">
      <style:text-properties fo:language="es" fo:country="ES" style:language-asian="es" style:country-asian="ES"/>
    </style:style>
    <style:style style:name="P67" style:parent-style-name="Título3" style:family="paragraph">
      <style:paragraph-properties fo:break-before="page" fo:margin-top="0in" fo:margin-bottom="0in"/>
    </style:style>
    <style:style style:name="TableColumn69" style:family="table-column">
      <style:table-column-properties style:column-width="0.9965in" style:use-optimal-column-width="false"/>
    </style:style>
    <style:style style:name="TableColumn70" style:family="table-column">
      <style:table-column-properties style:column-width="5.8159in" style:use-optimal-column-width="false"/>
    </style:style>
    <style:style style:name="Table68" style:family="table">
      <style:table-properties style:width="6.8125in" fo:margin-left="-0.0104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s" fo:country="ES"/>
    </style:style>
    <style:style style:name="P76" style:parent-style-name="Normal" style:family="paragraph">
      <style:paragraph-properties fo:margin-bottom="0in" fo:line-height="100%"/>
      <style:text-properties fo:language="es" fo:country="ES"/>
    </style:style>
    <style:style style:name="P77" style:parent-style-name="Normal" style:family="paragraph">
      <style:paragraph-properties fo:margin-bottom="0in" fo:line-height="100%"/>
      <style:text-properties fo:language="es" fo:country="E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s" fo:country="ES"/>
    </style:style>
    <style:style style:name="P83" style:parent-style-name="Normal" style:family="paragraph">
      <style:paragraph-properties fo:margin-bottom="0in" fo:line-height="100%"/>
      <style:text-properties fo:language="es" fo:country="ES"/>
    </style:style>
    <style:style style:name="P84" style:parent-style-name="Normal" style:family="paragraph">
      <style:paragraph-properties fo:margin-bottom="0in" fo:line-height="100%"/>
      <style:text-properties fo:language="es" fo:country="ES"/>
    </style:style>
    <style:style style:name="P85" style:parent-style-name="Normal" style:family="paragraph">
      <style:paragraph-properties fo:margin-bottom="0in" fo:line-height="100%"/>
      <style:text-properties fo:language="es" fo:country="ES"/>
    </style:style>
    <style:style style:name="P86" style:parent-style-name="Normal" style:family="paragraph">
      <style:paragraph-properties fo:margin-bottom="0in" fo:line-height="100%"/>
      <style:text-properties fo:language="es" fo:country="ES"/>
    </style:style>
    <style:style style:name="P87" style:parent-style-name="Normal" style:family="paragraph">
      <style:paragraph-properties fo:margin-bottom="0in" fo:line-height="100%"/>
      <style:text-properties fo:language="es" fo:country="ES"/>
    </style:style>
    <style:style style:name="P88" style:parent-style-name="Normal" style:family="paragraph">
      <style:paragraph-properties fo:margin-bottom="0in" fo:line-height="100%"/>
      <style:text-properties fo:language="es" fo:country="E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es" fo:country="E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s" fo:country="ES"/>
    </style:style>
    <style:style style:name="P94" style:parent-style-name="Normal" style:family="paragraph">
      <style:text-properties fo:language="es" fo:country="ES"/>
    </style:style>
    <style:style style:name="T95" style:parent-style-name="Fuentedepárrafopredeter." style:family="text">
      <style:text-properties fo:language="es" fo:country="ES" style:language-asian="es" style:country-asian="ES"/>
    </style:style>
    <style:style style:name="P96" style:parent-style-name="Título3" style:family="paragraph">
      <style:paragraph-properties fo:margin-top="0in" fo:margin-bottom="0in"/>
    </style:style>
    <style:style style:name="T97" style:parent-style-name="Fuentedepárrafopredeter." style:family="text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P100" style:parent-style-name="Normal" style:family="paragraph">
      <style:text-properties fo:language="es" fo:country="ES"/>
    </style:style>
    <style:style style:name="P101" style:parent-style-name="Normal" style:family="paragraph">
      <style:text-properties fo:language="es" fo:country="ES"/>
    </style:style>
    <style:style style:name="T102" style:parent-style-name="Fuentedepárrafopredeter." style:family="text">
      <style:text-properties fo:language="es" fo:country="ES" style:language-asian="es" style:country-asian="ES"/>
    </style:style>
    <style:style style:name="P103" style:parent-style-name="Título3" style:family="paragraph">
      <style:paragraph-properties fo:margin-top="0in" fo:margin-bottom="0in"/>
    </style:style>
    <style:style style:name="T104" style:parent-style-name="Fuentedepárrafopredeter." style:family="text">
      <style:text-properties fo:language="es" fo:country="ES"/>
    </style:style>
    <style:style style:name="S1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05" style:parent-style-name="Normal" style:family="paragraph">
      <style:text-properties fo:language="es" fo:country="ES"/>
    </style:style>
    <style:style style:name="P106" style:parent-style-name="Normal" style:family="paragraph">
      <style:text-properties fo:language="es" fo:country="ES"/>
    </style:style>
    <style:style style:name="P107" style:parent-style-name="Normal" style:family="paragraph">
      <style:text-properties fo:language="es" fo:country="ES"/>
    </style:style>
    <style:style style:name="P108" style:parent-style-name="Normal" style:family="paragraph">
      <style:text-properties fo:language="es" fo:country="ES"/>
    </style:style>
    <style:style style:name="S2" style:family="section">
      <style:section-properties fo:margin-left="0in" fo:margin-right="0in" style:writing-mode="lr-tb"/>
    </style:style>
    <style:style style:name="P109" style:parent-style-name="Normal" style:family="paragraph">
      <style:text-properties fo:language="es" fo:country="ES"/>
    </style:style>
    <style:style style:name="T110" style:parent-style-name="Fuentedepárrafopredeter." style:family="text">
      <style:text-properties fo:language="es" fo:country="ES" style:language-asian="es" style:country-asian="ES"/>
    </style:style>
    <style:style style:name="P111" style:parent-style-name="Título3" style:family="paragraph">
      <style:paragraph-properties fo:margin-top="0in" fo:margin-bottom="0in"/>
    </style:style>
    <style:style style:name="T112" style:parent-style-name="Fuentedepárrafopredeter." style:family="text">
      <style:text-properties fo:language="es" fo:country="ES"/>
    </style:style>
    <style:style style:name="S3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13" style:parent-style-name="Normal" style:family="paragraph">
      <style:text-properties fo:language="es" fo:country="ES"/>
    </style:style>
    <style:style style:name="P114" style:parent-style-name="Normal" style:family="paragraph">
      <style:text-properties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Normal" style:family="paragraph">
      <style:text-properties fo:language="es" fo:country="ES"/>
    </style:style>
    <style:style style:name="S4" style:family="section">
      <style:section-properties fo:margin-left="0in" fo:margin-right="0in" style:writing-mode="lr-tb"/>
    </style:style>
    <style:style style:name="P117" style:parent-style-name="Normal" style:family="paragraph">
      <style:text-properties fo:language="es" fo:country="ES"/>
    </style:style>
    <style:style style:name="T118" style:parent-style-name="Fuentedepárrafopredeter." style:family="text">
      <style:text-properties fo:language="es" fo:country="ES" style:language-asian="es" style:country-asian="ES"/>
    </style:style>
    <style:style style:name="P119" style:parent-style-name="Título3" style:family="paragraph">
      <style:paragraph-properties fo:margin-top="0in" fo:margin-bottom="0in"/>
    </style:style>
    <style:style style:name="T120" style:parent-style-name="Fuentedepárrafopredeter." style:family="text">
      <style:text-properties fo:language="es" fo:country="ES"/>
    </style:style>
    <style:style style:name="S5" style:family="section">
      <style:section-properties fo:margin-left="0in" fo:margin-right="0in" style:writing-mode="lr-tb">
        <style:columns fo:column-count="3">
          <style:column style:rel-width="3300*" fo:start-indent="0in" fo:end-indent="0.1in"/>
          <style:column style:rel-width="3300*" fo:start-indent="0.1in" fo:end-indent="0.1in"/>
          <style:column style:rel-width="3300*" fo:start-indent="0.1in" fo:end-indent="0in"/>
        </style:columns>
      </style:section-properties>
    </style:style>
    <style:style style:name="P121" style:parent-style-name="Normal" style:family="paragraph">
      <style:text-properties fo:language="es" fo:country="ES"/>
    </style:style>
    <style:style style:name="P122" style:parent-style-name="Normal" style:family="paragraph">
      <style:text-properties fo:language="es" fo:country="ES"/>
    </style:style>
    <style:style style:name="P123" style:parent-style-name="Normal" style:family="paragraph">
      <style:text-properties fo:language="es" fo:country="ES"/>
    </style:style>
    <style:style style:name="P124" style:parent-style-name="Normal" style:family="paragraph">
      <style:text-properties fo:language="es" fo:country="ES"/>
    </style:style>
    <style:style style:name="T125" style:parent-style-name="Fuentedepárrafopredeter." style:family="text">
      <style:text-properties fo:language="es" fo:country="ES"/>
    </style:style>
    <style:style style:name="S6" style:family="section">
      <style:section-properties fo:margin-left="0in" fo:margin-right="0in" style:writing-mode="lr-tb"/>
    </style:style>
    <style:style style:name="P126" style:parent-style-name="Normal" style:family="paragraph">
      <style:text-properties fo:language="es" fo:country="ES"/>
    </style:style>
    <style:style style:name="T127" style:parent-style-name="Fuentedepárrafopredeter." style:family="text">
      <style:text-properties fo:language="es" fo:country="ES" style:language-asian="es" style:country-asian="ES"/>
    </style:style>
    <style:style style:name="P128" style:parent-style-name="Título3" style:family="paragraph">
      <style:paragraph-properties fo:margin-top="0in" fo:margin-bottom="0in"/>
    </style:style>
    <style:style style:name="T129" style:parent-style-name="Fuentedepárrafopredeter." style:family="text">
      <style:text-properties fo:language="es" fo:country="ES"/>
    </style:style>
    <style:style style:name="S7" style:family="section">
      <style:section-properties fo:margin-left="0in" fo:margin-right="0in" style:writing-mode="lr-tb">
        <style:columns fo:column-count="2">
          <style:column style:rel-width="4950*" fo:start-indent="0in" fo:end-indent="0.1in"/>
          <style:column style:rel-width="4950*" fo:start-indent="0.1in" fo:end-indent="0in"/>
        </style:columns>
      </style:section-properties>
    </style:style>
    <style:style style:name="P130" style:parent-style-name="Normal" style:family="paragraph">
      <style:text-properties fo:language="es" fo:country="ES"/>
    </style:style>
    <style:style style:name="P131" style:parent-style-name="Normal" style:family="paragraph">
      <style:text-properties fo:language="es" fo:country="ES"/>
    </style:style>
    <style:style style:name="P132" style:parent-style-name="Normal" style:family="paragraph">
      <style:text-properties fo:language="es" fo:country="ES"/>
    </style:style>
    <style:style style:name="S8" style:family="section">
      <style:section-properties fo:margin-left="0in" fo:margin-right="0in" style:writing-mode="lr-tb"/>
    </style:style>
    <style:style style:name="P133" style:parent-style-name="Normal" style:family="paragraph">
      <style:text-properties fo:language="es" fo:country="ES"/>
    </style:style>
    <style:style style:name="T134" style:parent-style-name="Fuentedepárrafopredeter." style:family="text">
      <style:text-properties fo:language="es" fo:country="ES" style:language-asian="es" style:country-asian="ES"/>
    </style:style>
    <style:style style:name="P135" style:parent-style-name="Título3" style:family="paragraph">
      <style:paragraph-properties fo:margin-top="0in" fo:margin-bottom="0in"/>
    </style:style>
    <style:style style:name="T136" style:parent-style-name="Fuentedepárrafopredeter." style:family="text">
      <style:text-properties fo:language="es" fo:country="ES"/>
    </style:style>
    <style:style style:name="P137" style:parent-style-name="Normal" style:family="paragraph">
      <style:text-properties fo:language="es" fo:country="ES"/>
    </style:style>
    <style:style style:name="P138" style:parent-style-name="Normal" style:family="paragraph">
      <style:text-properties fo:language="es" fo:country="ES"/>
    </style:style>
    <style:style style:name="P139" style:parent-style-name="Normal" style:family="paragraph">
      <style:text-properties fo:language="es" fo:country="ES"/>
    </style:style>
    <style:style style:name="P140" style:parent-style-name="Normal" style:family="paragraph">
      <style:text-properties fo:language="es" fo:country="ES"/>
    </style:style>
    <style:style style:name="P141" style:parent-style-name="Normal" style:family="paragraph">
      <style:text-properties fo:language="es" fo:country="ES"/>
    </style:style>
    <style:style style:name="P142" style:parent-style-name="Título1" style:family="paragraph">
      <style:text-properties fo:language="es" fo:country="ES"/>
    </style:style>
    <style:style style:name="P143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145" style:family="table-column">
      <style:table-column-properties style:column-width="0.9965in" style:use-optimal-column-width="false"/>
    </style:style>
    <style:style style:name="TableColumn146" style:family="table-column">
      <style:table-column-properties style:column-width="5.8159in" style:use-optimal-column-width="false"/>
    </style:style>
    <style:style style:name="Table144" style:family="table">
      <style:table-properties style:width="6.8125in" fo:margin-left="-0.0104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language="es" fo:country="ES"/>
    </style:style>
    <style:style style:name="P152" style:parent-style-name="Normal" style:family="paragraph">
      <style:paragraph-properties fo:margin-bottom="0in" fo:line-height="100%"/>
      <style:text-properties fo:language="es" fo:country="ES"/>
    </style:style>
    <style:style style:name="P153" style:parent-style-name="Normal" style:family="paragraph">
      <style:paragraph-properties fo:margin-bottom="0in" fo:line-height="100%"/>
      <style:text-properties fo:language="es" fo:country="ES"/>
    </style:style>
    <style:style style:name="P154" style:parent-style-name="Normal" style:family="paragraph">
      <style:paragraph-properties fo:margin-bottom="0in" fo:line-height="100%"/>
      <style:text-properties fo:language="es" fo:country="E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es" fo:country="ES"/>
    </style:style>
    <style:style style:name="P160" style:parent-style-name="Normal" style:family="paragraph">
      <style:paragraph-properties fo:margin-bottom="0in" fo:line-height="100%"/>
      <style:text-properties fo:language="es" fo:country="ES"/>
    </style:style>
    <style:style style:name="P161" style:parent-style-name="Normal" style:family="paragraph">
      <style:paragraph-properties fo:margin-bottom="0in" fo:line-height="100%"/>
      <style:text-properties fo:language="es" fo:country="ES"/>
    </style:style>
    <style:style style:name="P162" style:parent-style-name="Normal" style:family="paragraph">
      <style:paragraph-properties fo:margin-bottom="0in" fo:line-height="100%"/>
      <style:text-properties fo:language="es" fo:country="ES"/>
    </style:style>
    <style:style style:name="P163" style:parent-style-name="Normal" style:family="paragraph">
      <style:paragraph-properties fo:margin-bottom="0in" fo:line-height="100%"/>
      <style:text-properties fo:language="es" fo:country="ES"/>
    </style:style>
    <style:style style:name="P164" style:parent-style-name="Normal" style:family="paragraph">
      <style:paragraph-properties fo:margin-bottom="0in" fo:line-height="100%"/>
      <style:text-properties fo:language="es" fo:country="ES"/>
    </style:style>
    <style:style style:name="P165" style:parent-style-name="Normal" style:family="paragraph">
      <style:paragraph-properties fo:margin-bottom="0in" fo:line-height="100%"/>
      <style:text-properties fo:language="es" fo:country="E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language="es" fo:country="E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s" fo:country="ES"/>
    </style:style>
    <style:style style:name="P171" style:parent-style-name="Normal" style:family="paragraph">
      <style:text-properties fo:language="es" fo:country="ES"/>
    </style:style>
    <style:style style:name="P172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174" style:family="table-column">
      <style:table-column-properties style:column-width="0.9965in" style:use-optimal-column-width="false"/>
    </style:style>
    <style:style style:name="TableColumn175" style:family="table-column">
      <style:table-column-properties style:column-width="5.8159in" style:use-optimal-column-width="false"/>
    </style:style>
    <style:style style:name="Table173" style:family="table">
      <style:table-properties style:width="6.8125in" fo:margin-left="-0.0104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s" fo:country="ES"/>
    </style:style>
    <style:style style:name="P181" style:parent-style-name="Normal" style:family="paragraph">
      <style:paragraph-properties fo:margin-bottom="0in" fo:line-height="100%"/>
      <style:text-properties fo:language="es" fo:country="ES"/>
    </style:style>
    <style:style style:name="P182" style:parent-style-name="Normal" style:family="paragraph">
      <style:paragraph-properties fo:margin-bottom="0in" fo:line-height="100%"/>
      <style:text-properties fo:language="es" fo:country="ES"/>
    </style:style>
    <style:style style:name="P183" style:parent-style-name="Normal" style:family="paragraph">
      <style:paragraph-properties fo:margin-bottom="0in" fo:line-height="100%"/>
      <style:text-properties fo:language="es" fo:country="ES"/>
    </style:style>
    <style:style style:name="P184" style:parent-style-name="Normal" style:family="paragraph">
      <style:paragraph-properties fo:margin-bottom="0in" fo:line-height="100%"/>
      <style:text-properties fo:language="es" fo:country="ES"/>
    </style:style>
    <style:style style:name="P185" style:parent-style-name="Normal" style:family="paragraph">
      <style:paragraph-properties fo:margin-bottom="0in" fo:line-height="100%"/>
      <style:text-properties fo:language="es" fo:country="ES"/>
    </style:style>
    <style:style style:name="P186" style:parent-style-name="Normal" style:family="paragraph">
      <style:paragraph-properties fo:margin-bottom="0in" fo:line-height="100%"/>
      <style:text-properties fo:language="es" fo:country="ES"/>
    </style:style>
    <style:style style:name="P187" style:parent-style-name="Normal" style:family="paragraph">
      <style:paragraph-properties fo:margin-bottom="0in" fo:line-height="100%"/>
      <style:text-properties fo:language="es" fo:country="ES"/>
    </style:style>
    <style:style style:name="P188" style:parent-style-name="Normal" style:family="paragraph">
      <style:paragraph-properties fo:margin-bottom="0in" fo:line-height="100%"/>
      <style:text-properties fo:language="es" fo:country="ES"/>
    </style:style>
    <style:style style:name="P189" style:parent-style-name="Normal" style:family="paragraph">
      <style:paragraph-properties fo:margin-bottom="0in" fo:line-height="100%"/>
      <style:text-properties fo:language="es" fo:country="ES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s" fo:country="ES"/>
    </style:style>
    <style:style style:name="P195" style:parent-style-name="Normal" style:family="paragraph">
      <style:paragraph-properties fo:margin-bottom="0in" fo:line-height="100%"/>
      <style:text-properties fo:language="es" fo:country="ES"/>
    </style:style>
    <style:style style:name="P196" style:parent-style-name="Normal" style:family="paragraph">
      <style:paragraph-properties fo:margin-bottom="0in" fo:line-height="100%"/>
      <style:text-properties fo:language="es" fo:country="ES"/>
    </style:style>
    <style:style style:name="P197" style:parent-style-name="Normal" style:family="paragraph">
      <style:paragraph-properties fo:margin-bottom="0in" fo:line-height="100%"/>
      <style:text-properties fo:language="es" fo:country="ES"/>
    </style:style>
    <style:style style:name="P198" style:parent-style-name="Normal" style:family="paragraph">
      <style:paragraph-properties fo:margin-bottom="0in" fo:line-height="100%"/>
      <style:text-properties fo:language="es" fo:country="ES"/>
    </style:style>
    <style:style style:name="P199" style:parent-style-name="Normal" style:family="paragraph">
      <style:paragraph-properties fo:margin-bottom="0in" fo:line-height="100%"/>
      <style:text-properties fo:language="es" fo:country="ES"/>
    </style:style>
    <style:style style:name="P200" style:parent-style-name="Normal" style:family="paragraph">
      <style:paragraph-properties fo:margin-bottom="0in" fo:line-height="100%"/>
      <style:text-properties fo:language="es" fo:country="E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s" fo:country="E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s" fo:country="ES"/>
    </style:style>
    <style:style style:name="P206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207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09" style:family="table-column">
      <style:table-column-properties style:column-width="0.9965in" style:use-optimal-column-width="false"/>
    </style:style>
    <style:style style:name="TableColumn210" style:family="table-column">
      <style:table-column-properties style:column-width="5.8159in" style:use-optimal-column-width="false"/>
    </style:style>
    <style:style style:name="Table208" style:family="table">
      <style:table-properties style:width="6.8125in" fo:margin-left="-0.0104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s" fo:country="ES"/>
    </style:style>
    <style:style style:name="P216" style:parent-style-name="Normal" style:family="paragraph">
      <style:paragraph-properties fo:margin-bottom="0in" fo:line-height="100%"/>
      <style:text-properties fo:language="es" fo:country="ES"/>
    </style:style>
    <style:style style:name="P217" style:parent-style-name="Normal" style:family="paragraph">
      <style:paragraph-properties fo:margin-bottom="0in" fo:line-height="100%"/>
      <style:text-properties fo:language="es" fo:country="E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s" fo:country="ES"/>
    </style:style>
    <style:style style:name="P223" style:parent-style-name="Normal" style:family="paragraph">
      <style:paragraph-properties fo:margin-bottom="0in" fo:line-height="100%"/>
      <style:text-properties fo:language="es" fo:country="ES"/>
    </style:style>
    <style:style style:name="P224" style:parent-style-name="Normal" style:family="paragraph">
      <style:paragraph-properties fo:margin-bottom="0in" fo:line-height="100%"/>
      <style:text-properties fo:language="es" fo:country="ES"/>
    </style:style>
    <style:style style:name="P225" style:parent-style-name="Normal" style:family="paragraph">
      <style:paragraph-properties fo:margin-bottom="0in" fo:line-height="100%"/>
      <style:text-properties fo:language="es" fo:country="ES"/>
    </style:style>
    <style:style style:name="P226" style:parent-style-name="Normal" style:family="paragraph">
      <style:paragraph-properties fo:margin-bottom="0in" fo:line-height="100%"/>
      <style:text-properties fo:language="es" fo:country="ES"/>
    </style:style>
    <style:style style:name="P227" style:parent-style-name="Normal" style:family="paragraph">
      <style:paragraph-properties fo:margin-bottom="0in" fo:line-height="100%"/>
      <style:text-properties fo:language="es" fo:country="ES"/>
    </style:style>
    <style:style style:name="P228" style:parent-style-name="Normal" style:family="paragraph">
      <style:paragraph-properties fo:margin-bottom="0in" fo:line-height="100%"/>
      <style:text-properties fo:language="es" fo:country="ES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s" fo:country="E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es" fo:country="ES"/>
    </style:style>
    <style:style style:name="P234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235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37" style:family="table-column">
      <style:table-column-properties style:column-width="0.9965in" style:use-optimal-column-width="false"/>
    </style:style>
    <style:style style:name="TableColumn238" style:family="table-column">
      <style:table-column-properties style:column-width="5.8159in" style:use-optimal-column-width="false"/>
    </style:style>
    <style:style style:name="Table236" style:family="table">
      <style:table-properties style:width="6.8125in" fo:margin-left="-0.010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language="es" fo:country="ES"/>
    </style:style>
    <style:style style:name="P244" style:parent-style-name="Normal" style:family="paragraph">
      <style:paragraph-properties fo:margin-bottom="0in" fo:line-height="100%"/>
      <style:text-properties fo:language="es" fo:country="ES"/>
    </style:style>
    <style:style style:name="P245" style:parent-style-name="Normal" style:family="paragraph">
      <style:paragraph-properties fo:margin-bottom="0in" fo:line-height="100%"/>
      <style:text-properties fo:language="es" fo:country="ES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es" fo:country="ES"/>
    </style:style>
    <style:style style:name="P251" style:parent-style-name="Normal" style:family="paragraph">
      <style:paragraph-properties fo:margin-bottom="0in" fo:line-height="100%"/>
      <style:text-properties fo:language="es" fo:country="ES"/>
    </style:style>
    <style:style style:name="P252" style:parent-style-name="Normal" style:family="paragraph">
      <style:paragraph-properties fo:margin-bottom="0in" fo:line-height="100%"/>
      <style:text-properties fo:language="es" fo:country="ES"/>
    </style:style>
    <style:style style:name="P253" style:parent-style-name="Normal" style:family="paragraph">
      <style:paragraph-properties fo:margin-bottom="0in" fo:line-height="100%"/>
      <style:text-properties fo:language="es" fo:country="ES"/>
    </style:style>
    <style:style style:name="P254" style:parent-style-name="Normal" style:family="paragraph">
      <style:paragraph-properties fo:margin-bottom="0in" fo:line-height="100%"/>
      <style:text-properties fo:language="es" fo:country="ES"/>
    </style:style>
    <style:style style:name="P255" style:parent-style-name="Normal" style:family="paragraph">
      <style:paragraph-properties fo:margin-bottom="0in" fo:line-height="100%"/>
      <style:text-properties fo:language="es" fo:country="ES"/>
    </style:style>
    <style:style style:name="P256" style:parent-style-name="Normal" style:family="paragraph">
      <style:paragraph-properties fo:margin-bottom="0in" fo:line-height="100%"/>
      <style:text-properties fo:language="es" fo:country="ES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s" fo:country="E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s" fo:country="ES"/>
    </style:style>
    <style:style style:name="P262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P263" style:parent-style-name="Normal" style:family="paragraph">
      <style:text-properties style:font-name="Liberation Sans" style:font-name-asian="MS Gothic" style:font-name-complex="Tahoma" fo:font-weight="bold" style:font-weight-asian="bold" style:font-weight-complex="bold" fo:font-size="14pt" style:font-size-asian="14pt" style:font-size-complex="14pt"/>
    </style:style>
    <style:style style:name="TableColumn265" style:family="table-column">
      <style:table-column-properties style:column-width="0.9965in" style:use-optimal-column-width="false"/>
    </style:style>
    <style:style style:name="TableColumn266" style:family="table-column">
      <style:table-column-properties style:column-width="5.8159in" style:use-optimal-column-width="false"/>
    </style:style>
    <style:style style:name="Table264" style:family="table">
      <style:table-properties style:width="6.8125in" fo:margin-left="-0.0104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language="es" fo:country="ES"/>
    </style:style>
    <style:style style:name="P272" style:parent-style-name="Normal" style:family="paragraph">
      <style:paragraph-properties fo:margin-bottom="0in" fo:line-height="100%"/>
      <style:text-properties fo:language="es" fo:country="ES"/>
    </style:style>
    <style:style style:name="P273" style:parent-style-name="Normal" style:family="paragraph">
      <style:paragraph-properties fo:margin-bottom="0in" fo:line-height="100%"/>
      <style:text-properties fo:language="es" fo:country="E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language="es" fo:country="ES"/>
    </style:style>
    <style:style style:name="P279" style:parent-style-name="Normal" style:family="paragraph">
      <style:paragraph-properties fo:margin-bottom="0in" fo:line-height="100%"/>
      <style:text-properties fo:language="es" fo:country="ES"/>
    </style:style>
    <style:style style:name="P280" style:parent-style-name="Normal" style:family="paragraph">
      <style:paragraph-properties fo:margin-bottom="0in" fo:line-height="100%"/>
      <style:text-properties fo:language="es" fo:country="ES"/>
    </style:style>
    <style:style style:name="P281" style:parent-style-name="Normal" style:family="paragraph">
      <style:paragraph-properties fo:margin-bottom="0in" fo:line-height="100%"/>
      <style:text-properties fo:language="es" fo:country="ES"/>
    </style:style>
    <style:style style:name="P282" style:parent-style-name="Normal" style:family="paragraph">
      <style:paragraph-properties fo:margin-bottom="0in" fo:line-height="100%"/>
      <style:text-properties fo:language="es" fo:country="ES"/>
    </style:style>
    <style:style style:name="P283" style:parent-style-name="Normal" style:family="paragraph">
      <style:paragraph-properties fo:margin-bottom="0in" fo:line-height="100%"/>
      <style:text-properties fo:language="es" fo:country="ES"/>
    </style:style>
    <style:style style:name="P284" style:parent-style-name="Normal" style:family="paragraph">
      <style:paragraph-properties fo:margin-bottom="0in" fo:line-height="100%"/>
      <style:text-properties fo:language="es" fo:country="ES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es" fo:country="E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s" fo:country="ES"/>
    </style:style>
    <style:style style:name="P290" style:parent-style-name="Normal" style:family="paragraph">
      <style:text-properties fo:language="es" fo:country="ES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Catálogos</text:h>
      <text:h text:style-name="Título3" text:outline-level="3">Nota:</text:h>
      <text:list text:style-name="LFO1" text:continue-numbering="true">
        <text:list-item>
          <text:p text:style-name="P2">Todos los accesos devuelven la respuesta en estructura entidad, es decir, acceso claro de todos sus atributos.</text:p>
        </text:list-item>
        <text:list-item>
          <text:p text:style-name="P3">En caso de haber un error, se devuelve la razón.</text:p>
        </text:list-item>
        <text:list-item>
          <text:p text:style-name="P4">La<text:s/>eliminación de un documento siempre será LOGICA, para dejar trazabilidad. La misma siempre se realizara siempre que de ese elemento no dependa otro en jerarquía.</text:p>
        </text:list-item>
        <text:list-item>
          <text:p text:style-name="P5">Trz: significa que se hace un registro de la acción que se realizó, error y por quien.</text:p>
        </text:list-item>
        <text:list-item>
          <text:p text:style-name="P6"><text:span text:style-name="T7">Actualizacion todo por body</text:span></text:p>
        </text:list-item>
      </text:list>
      <text:h text:style-name="Título3" text:outline-level="3"><text:span text:style-name="T8"><draw:frame draw:id="id0" draw:style-name="a0" draw:name="Frame9" text:anchor-type="as-char" svg:x="0in" svg:y="0in" svg:width="0in" svg:height="0in" style:rel-width="scale" style:rel-height="scale"><draw:text-box><text:h text:style-name="P9" text:outline-level="3">Provincia:</text:h></draw:text-box><svg:title/><svg:desc/></draw:frame></text:span></text:h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llection</text:p>
          </table:table-cell>
          <table:table-cell table:style-name="TableCell16">
            <text:p text:style-name="P17">provinces</text:p>
            <text:p text:style-name="P18">name: nombre de la provincia</text:p>
          </table:table-cell>
        </table:table-row>
        <table:table-row table:style-name="TableRow19">
          <table:table-cell table:style-name="TableCell20">
            <text:p text:style-name="P21">Controlador</text:p>
          </table:table-cell>
          <table:table-cell table:style-name="TableCell22">
            <text:p text:style-name="P23">province</text:p>
            <text:p text:style-name="P24">create(name)[Trz]: mínimo 3 letras,único</text:p>
            <text:p text:style-name="P25">findAll(paginaActual,cantidaXPagina): <text:s/>se devuelven todos los elementos en paginación</text:p>
            <text:p text:style-name="P26">findOne(id): devuelve los atributos de ese<text:s/>documento en especifico</text:p>
            <text:p text:style-name="P27">update(id,datos)[Trz]: <text:s/>se actualizan los datos de ese elemento en específico.</text:p>
            <text:p text:style-name="P28">remove(id)[Trz]: elimina de forma lógica el elemento</text:p>
            <text:p text:style-name="P29">search(criterio): se busca en criterios de nombre</text:p>
          </table:table-cell>
        </table:table-row>
        <table:table-row table:style-name="TableRow30">
          <table:table-cell table:style-name="TableCell31">
            <text:p text:style-name="P32">Dependencia</text:p>
          </table:table-cell>
          <table:table-cell table:style-name="TableCell33">
            <text:p text:style-name="P34">no</text:p>
          </table:table-cell>
        </table:table-row>
      </table:table>
      <text:p text:style-name="P35"/>
      <text:h text:style-name="Título3" text:outline-level="3"><text:span text:style-name="T36"><draw:frame draw:id="id1" draw:style-name="a1" draw:name="Frame8" text:anchor-type="as-char" svg:x="0in" svg:y="0in" svg:width="0in" svg:height="0in" style:rel-width="scale" style:rel-height="scale"><draw:text-box><text:h text:style-name="P37" text:outline-level="3">Municipios:</text:h></draw:text-box><svg:title/><svg:desc/></draw:frame></text:span><text:s/></text:h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Collection</text:p>
          </table:table-cell>
          <table:table-cell table:style-name="TableCell44">
            <text:p text:style-name="P45">municipalities</text:p>
            <text:p text:style-name="P46">name: nombre del municipio</text:p>
            <text:p text:style-name="P47">province:id de la provincia</text:p>
          </table:table-cell>
        </table:table-row>
        <table:table-row table:style-name="TableRow48">
          <table:table-cell table:style-name="TableCell49">
            <text:p text:style-name="P50">Controlador</text:p>
          </table:table-cell>
          <table:table-cell table:style-name="TableCell51">
            <text:p text:style-name="P52">municipality</text:p>
            <text:p text:style-name="P53">create(name,province)[Trz]: mínimo 3 letras, único y provincia id valido</text:p>
            <text:p text:style-name="P54">findAll(paginaActual,cantidaXPagina): se devuelven todos los elementos en paginación</text:p>
            <text:p text:style-name="P55">findOne(id): devuelve los atributos de ese documento en especifico</text:p>
            <text:p text:style-name="P56">update(id,datos)[Trz]:se actualizan los datos de ese elemento en específico.</text:p>
            <text:p text:style-name="P57">remove(id)[Trz]: elimina de forma lógica el elemento</text:p>
            <text:p text:style-name="P58">search(criterio): se busca en criterios de nombre</text:p>
          </table:table-cell>
        </table:table-row>
        <table:table-row table:style-name="TableRow59">
          <table:table-cell table:style-name="TableCell60">
            <text:p text:style-name="P61">Dependencia</text:p>
          </table:table-cell>
          <table:table-cell table:style-name="TableCell62">
            <text:p text:style-name="P63">provincia</text:p>
          </table:table-cell>
        </table:table-row>
      </table:table>
      <text:p text:style-name="P64"/>
      <text:p text:style-name="Encabezadonivel1"/>
      <text:soft-page-break/>
      <text:p text:style-name="P65"><text:span text:style-name="T66"><draw:frame draw:id="id2" draw:style-name="a2" draw:name="Frame7" text:anchor-type="as-char" svg:x="0in" svg:y="0in" svg:width="0in" svg:height="0in" style:rel-width="scale" style:rel-height="scale"><draw:text-box><text:h text:style-name="P67" text:outline-level="3">Tipo de entidad:</text:h></draw:text-box><svg:title/><svg:desc/></draw:frame></text:span><text:s/>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Collection</text:p>
          </table:table-cell>
          <table:table-cell table:style-name="TableCell74">
            <text:p text:style-name="P75">entity_type</text:p>
            <text:p text:style-name="P76">name: nombre del tipo de entidad</text:p>
            <text:p text:style-name="P77">hierarchy: nivel de jerarquia</text:p>
          </table:table-cell>
        </table:table-row>
        <table:table-row table:style-name="TableRow78">
          <table:table-cell table:style-name="TableCell79">
            <text:p text:style-name="P80">Controlador</text:p>
          </table:table-cell>
          <table:table-cell table:style-name="TableCell81">
            <text:p text:style-name="P82">entity-type</text:p>
            <text:p text:style-name="P83">create(name,hierarchy)[Trz]:mínimo 3 letras,único y orden jerarquico del 0(Ministerio) hasta el<text:s/>4(Instituciones)</text:p>
            <text:p text:style-name="P84">findAll(paginaActual,cantidaXPagina):se devuelven todos los elementos en paginacion</text:p>
            <text:p text:style-name="P85">findOne(id):devuelve los atributos de ese documento en especifico</text:p>
            <text:p text:style-name="P86">update(id,datos)[Trz]:se actualizan los datos de ese elemento en especifico.</text:p>
            <text:p text:style-name="P87">remove(id)[Trz]:elimina de forma logica el elemento</text:p>
            <text:p text:style-name="P88">search(criterio):se busca en criterios de nombre</text:p>
          </table:table-cell>
        </table:table-row>
        <table:table-row table:style-name="TableRow89">
          <table:table-cell table:style-name="TableCell90">
            <text:p text:style-name="P91">Dependencia</text:p>
          </table:table-cell>
          <table:table-cell table:style-name="TableCell92">
            <text:p text:style-name="P93">no</text:p>
          </table:table-cell>
        </table:table-row>
      </table:table>
      <text:p text:style-name="P94"/>
      <text:p text:style-name="Normal"><text:span text:style-name="T95"><draw:frame draw:id="id3" draw:style-name="a3" draw:name="Frame6" text:anchor-type="as-char" svg:x="0in" svg:y="0in" svg:width="0in" svg:height="0in" style:rel-width="scale" style:rel-height="scale"><draw:text-box><text:h text:style-name="P96" text:outline-level="3">Nomenclador_TiposDeActividadCultural</text:h></draw:text-box><svg:title/><svg:desc/></draw:frame></text:span><text:span text:style-name="T97">{</text:span></text:p>
      <text:p text:style-name="P98"><text:s text:c="4"/>'TCA'= 'Taller Creación Artística',</text:p>
      <text:p text:style-name="P99"><text:s text:c="4"/>'TA'= 'Taller Apreciación Artística',</text:p>
      <text:p text:style-name="P100"><text:s text:c="4"/>'AIC' = 'Actividad Institución Cultural'</text:p>
      <text:p text:style-name="P101">}</text:p>
      <text:p text:style-name="Normal"><text:span text:style-name="T102"><draw:frame draw:id="id4" draw:style-name="a4" draw:name="Frame5" text:anchor-type="as-char" svg:x="0in" svg:y="0in" svg:width="0in" svg:height="0in" style:rel-width="scale" style:rel-height="scale"><draw:text-box><text:h text:style-name="P103" text:outline-level="3">Nomenclador_EstadosDeActividadCultural</text:h></draw:text-box><svg:title/><svg:desc/></draw:frame></text:span><text:span text:style-name="T104">{</text:span></text:p>
      <text:section text:name="Sect1" text:style-name="S1">
        <text:soft-page-break/>
        <text:p text:style-name="P105"><text:s text:c="4"/>'P' = 'planificada',</text:p>
        <text:p text:style-name="P106"><text:s text:c="4"/>'R' = 'realizada',</text:p>
        <text:soft-page-break/>
        <text:p text:style-name="P107"><text:s text:c="4"/>'S' = 'suspensa',</text:p>
        <text:p text:style-name="P108"><text:s text:c="4"/>'D' = 'Denegada'</text:p>
      </text:section>
      <text:section text:name="Sect2" text:style-name="S2">
        <text:soft-page-break/>
        <text:p text:style-name="P109">}</text:p>
        <text:p text:style-name="Normal"><text:span text:style-name="T110"><draw:frame draw:id="id5" draw:style-name="a5" draw:name="Frame4" text:anchor-type="as-char" svg:x="0in" svg:y="0in" svg:width="0in" svg:height="0in" style:rel-width="scale" style:rel-height="scale"><draw:text-box><text:h text:style-name="P111" text:outline-level="3">Nomenclador_Clasifica_ContratoTalento</text:h></draw:text-box><svg:title/><svg:desc/></draw:frame></text:span><text:span text:style-name="T112">{</text:span></text:p>
      </text:section>
      <text:section text:name="Sect3" text:style-name="S3">
        <text:soft-page-break/>
        <text:p text:style-name="P113"><text:s text:c="3"/>"M" = "Mipyme" , <text:s/></text:p>
        <text:p text:style-name="P114"><text:s text:c="4"/>"T" =<text:s/>"TCP" , <text:s text:c="2"/></text:p>
        <text:soft-page-break/>
        <text:p text:style-name="P115"><text:s text:c="4"/>"P" = "Profesional" , <text:s text:c="2"/></text:p>
        <text:p text:style-name="P116"><text:s text:c="4"/>"A" = "Aficionado"</text:p>
      </text:section>
      <text:section text:name="Sect4" text:style-name="S4">
        <text:soft-page-break/>
        <text:p text:style-name="P117">}</text:p>
        <text:p text:style-name="Normal"><text:span text:style-name="T118"><draw:frame draw:id="id6" draw:style-name="a6" draw:name="Frame3" text:anchor-type="as-char" svg:x="0in" svg:y="0in" svg:width="0in" svg:height="0in" style:rel-width="scale" style:rel-height="scale"><draw:text-box><text:h text:style-name="P119" text:outline-level="3">Nomenclador_GrupoEtareo</text:h></draw:text-box><svg:title/><svg:desc/></draw:frame></text:span><text:span text:style-name="T120">{</text:span></text:p>
      </text:section>
      <text:section text:name="Sect5" text:style-name="S5">
        <text:soft-page-break/>
        <text:p text:style-name="P121"><text:s text:c="2"/>'N'='Niño (N)',</text:p>
        <text:p text:style-name="P122"><text:s text:c="4"/>'AD'='Adolescente (AD)',</text:p>
        <text:soft-page-break/>
        <text:p text:style-name="P123"><text:s text:c="4"/>'J' ='Joven (J)',</text:p>
        <text:p text:style-name="P124"><text:s text:c="4"/>'A'= 'Adulto (A)',</text:p>
        <text:soft-page-break/>
        <text:p text:style-name="Normal"><text:s text:c="4"/>'AM' = 'Adulto Mayor (AM)',</text:p>
        <text:p text:style-name="Normal"><text:s text:c="4"/><text:span text:style-name="T125">'PG' = 'Público General (PG)'</text:span></text:p>
      </text:section>
      <text:section text:name="Sect6" text:style-name="S6">
        <text:soft-page-break/>
        <text:p text:style-name="P126">}</text:p>
        <text:p text:style-name="Normal"><text:span text:style-name="T127"><draw:frame draw:id="id7" draw:style-name="a7" draw:name="Frame2" text:anchor-type="as-char" svg:x="0in" svg:y="0in" svg:width="0in" svg:height="0in" style:rel-width="scale" style:rel-height="scale"><draw:text-box><text:h text:style-name="P128" text:outline-level="3">Nomenclador_Clasifica_ProgramasSociales</text:h></draw:text-box><svg:title/><svg:desc/></draw:frame></text:span><text:span text:style-name="T129">{</text:span></text:p>
      </text:section>
      <text:section text:name="Sect7" text:style-name="S7">
        <text:soft-page-break/>
        <text:p text:style-name="P130"><text:s/>"Prov" = "Programa Social Provincial" , <text:s/></text:p>
        <text:p text:style-name="P131"><text:s text:c="4"/>"Prior" = "Programa Social Priorizado " , <text:s text:c="2"/></text:p>
        <text:soft-page-break/>
        <text:p text:style-name="P132"><text:s text:c="4"/>"Espc" = "Programa Social Provinciales "</text:p>
      </text:section>
      <text:section text:name="Sect8" text:style-name="S8">
        <text:soft-page-break/>
        <text:p text:style-name="P133">}</text:p>
        <text:soft-page-break/>
        <text:p text:style-name="Normal"><text:span text:style-name="T134"><draw:frame draw:id="id8" draw:style-name="a8" draw:name="Frame1" text:anchor-type="as-char" svg:x="0in" svg:y="0in" svg:width="0in" svg:height="0in" style:rel-width="scale" style:rel-height="scale"><draw:text-box><text:h text:style-name="P135" text:outline-level="3">Clasifica_Nivel_EntidadCultural</text:h></draw:text-box><svg:title/><svg:desc/></draw:frame></text:span><text:span text:style-name="T136">{</text:span></text:p>
        <text:p text:style-name="P137"><text:s text:c="4"/>"Ncnl" = "Nivel Nacional " ,</text:p>
        <text:p text:style-name="P138"><text:s text:c="4"/>"Prov" = "Nivel Provincial" , <text:s/></text:p>
        <text:p text:style-name="P139"><text:s text:c="4"/>"Mnpl" = "Nivel Municipal " , <text:s text:c="2"/></text:p>
        <text:p text:style-name="P140"><text:s text:c="4"/>"Otra" = "Otra Institución" //ejemplo Domicilio</text:p>
        <text:p text:style-name="P141">}</text:p>
        <text:h text:style-name="P142" text:outline-level="1">Nomencladores</text:h>
        <text:p text:style-name="P143">Consejo Popular Municipal</text:p>
        <table:table table:style-name="Table144">
          <table:table-columns>
            <table:table-column table:style-name="TableColumn145"/>
            <table:table-column table:style-name="TableColumn146"/>
          </table:table-columns>
          <table:table-row table:style-name="TableRow147">
            <table:table-cell table:style-name="TableCell148">
              <text:p text:style-name="P149">Collection</text:p>
            </table:table-cell>
            <table:table-cell table:style-name="TableCell150">
              <text:p text:style-name="P151">consejopopular_municipal</text:p>
              <text:p text:style-name="P152">name: nombre del consejo popular</text:p>
              <text:p text:style-name="P153">province: id de la<text:s/>provincia</text:p>
              <text:p text:style-name="P154">municipality: id del municipio</text:p>
            </table:table-cell>
          </table:table-row>
          <table:table-row table:style-name="TableRow155">
            <table:table-cell table:style-name="TableCell156">
              <text:p text:style-name="P157">Controlador</text:p>
            </table:table-cell>
            <table:table-cell table:style-name="TableCell158">
              <text:p text:style-name="P159">consejopopular_municipality</text:p>
              <text:p text:style-name="P160">create(name,province,municipality)[Trz]:mínimo 3 letras, único y orden jerárquico de la provincia se tiene el municipio</text:p>
              <text:p text:style-name="P161">findAll(paginaActual,cantidaXPagina):se devuelven todos los elementos en paginación</text:p>
              <text:p text:style-name="P162">findOne(id):devuelve los atributos de ese documento en especifico</text:p>
              <text:p text:style-name="P163">update(id,datos)[Trz]: <text:s/>se actualizan los datos de ese elemento en específico.</text:p>
              <text:p text:style-name="P164">remove(id)[Trz]:elimina de forma lógica el elemento</text:p>
              <text:p text:style-name="P165">search(criterio):se busca en<text:s/>criterios de nombre, provincia y municipio</text:p>
            </table:table-cell>
          </table:table-row>
          <table:table-row table:style-name="TableRow166">
            <table:table-cell table:style-name="TableCell167">
              <text:p text:style-name="P168">Dependencia</text:p>
            </table:table-cell>
            <table:table-cell table:style-name="TableCell169">
              <text:p text:style-name="P170">Provincia=&gt;Municipio</text:p>
            </table:table-cell>
          </table:table-row>
        </table:table>
        <text:p text:style-name="P171"/>
        <text:p text:style-name="P172">Proyectos Socioculturales Comunitarios<text:s/></text:p>
        <table:table table:style-name="Table173">
          <table:table-columns>
            <table:table-column table:style-name="TableColumn174"/>
            <table:table-column table:style-name="TableColumn175"/>
          </table:table-columns>
          <table:table-row table:style-name="TableRow176">
            <table:table-cell table:style-name="TableCell177">
              <text:p text:style-name="P178">Collection</text:p>
            </table:table-cell>
            <table:table-cell table:style-name="TableCell179">
              <text:p text:style-name="P180">Proyecto_Sociocultural_Comunitario</text:p>
              <text:p text:style-name="P181">nombre: nombre del proyecto</text:p>
              <text:p text:style-name="P182">municipio: id municipio</text:p>
              <text:p text:style-name="P183"><text:s/>consejopopular_municipality: <text:s/>id<text:s/>consejo popular al que pertenece<text:s/></text:p>
              <text:p text:style-name="P184">direccion: dirección real</text:p>
              <text:p text:style-name="P185"><text:s text:c="4"/>gestor: nombre completo y opcional títulos profesionales. Pueden ser varios</text:p>
              <text:p text:style-name="P186"><text:s text:c="4"/>telefonos: teléfono del gestor;</text:p>
              <text:p text:style-name="P187"><text:s text:c="4"/>actividades: actividades que lo caracterizan</text:p>
              <text:p text:style-name="P188"><text:s text:c="4"/>aprobado: contrato que lo aprueba[acuerdo #x acta #x fecha día del mes del año]</text:p>
              <text:p text:style-name="P189"><text:s text:c="4"/>cancelado: contrato que lo cancela[acuerdo #x acta #x fecha día del mes del año]</text:p>
            </table:table-cell>
          </table:table-row>
          <table:table-row table:style-name="TableRow190">
            <table:table-cell table:style-name="TableCell191">
              <text:p text:style-name="P192">Controlador</text:p>
            </table:table-cell>
            <table:table-cell table:style-name="TableCell193">
              <text:p text:style-name="P194">entity-type</text:p>
              <text:p text:style-name="P195">create(name,hierarchy)[Trz]:mínimo 3 letras,único y orden jerarquico del 0(Ministerio) hasta<text:s/>el 4(Instituciones)</text:p>
              <text:p text:style-name="P196">findAll(paginaActual,cantidaXPagina):se devuelven todos los elementos en paginacion</text:p>
              <text:p text:style-name="P197">findOne(id):devuelve los atributos de ese documento en especifico</text:p>
              <text:p text:style-name="P198">update(id,datos)[Trz]:se actualizan los datos de ese elemento en especifico.</text:p>
              <text:p text:style-name="P199">remove(id)[Trz]:elimina de forma logica el elemento</text:p>
              <text:p text:style-name="P200">search(criterio):se busca en criterios de nombre</text:p>
            </table:table-cell>
          </table:table-row>
          <table:table-row table:style-name="TableRow201">
            <table:table-cell table:style-name="TableCell202">
              <text:p text:style-name="P203">Dependencia</text:p>
            </table:table-cell>
            <table:table-cell table:style-name="TableCell204">
              <text:p text:style-name="P205">provincia</text:p>
            </table:table-cell>
          </table:table-row>
        </table:table>
        <text:p text:style-name="P206"/>
        <text:soft-page-break/>
        <text:p text:style-name="P207">Comunidades en Transformación</text:p>
        <table:table table:style-name="Table208">
          <table:table-columns>
            <table:table-column table:style-name="TableColumn209"/>
            <table:table-column table:style-name="TableColumn210"/>
          </table:table-columns>
          <table:table-row table:style-name="TableRow211">
            <table:table-cell table:style-name="TableCell212">
              <text:p text:style-name="P213">Collection</text:p>
            </table:table-cell>
            <table:table-cell table:style-name="TableCell214">
              <text:p text:style-name="P215">entity_type</text:p>
              <text:p text:style-name="P216">name: nombre del tipo de entidad</text:p>
              <text:p text:style-name="P217">hierarchy: nivel de jerarquia</text:p>
            </table:table-cell>
          </table:table-row>
          <table:table-row table:style-name="TableRow218">
            <table:table-cell table:style-name="TableCell219">
              <text:p text:style-name="P220">Controlador</text:p>
            </table:table-cell>
            <table:table-cell table:style-name="TableCell221">
              <text:p text:style-name="P222">entity-type</text:p>
              <text:p text:style-name="P223">create(name,hierarchy)[Trz]:mínimo 3 letras,único y orden jerarquico del 0(Ministerio) hasta el 4(Instituciones)</text:p>
              <text:p text:style-name="P224">findAll(paginaActual,cantidaXPagina):se devuelven todos los elementos en paginacion</text:p>
              <text:p text:style-name="P225">findOne(id):devuelve los atributos de ese<text:s/>documento en especifico</text:p>
              <text:p text:style-name="P226">update(id,datos)[Trz]:se actualizan los datos de ese elemento en especifico.</text:p>
              <text:p text:style-name="P227">remove(id)[Trz]:elimina de forma logica el elemento</text:p>
              <text:p text:style-name="P228">search(criterio):se busca en criterios de nombre</text:p>
            </table:table-cell>
          </table:table-row>
          <table:table-row table:style-name="TableRow229">
            <table:table-cell table:style-name="TableCell230">
              <text:p text:style-name="P231">Dependencia</text:p>
            </table:table-cell>
            <table:table-cell table:style-name="TableCell232">
              <text:p text:style-name="P233">provincia</text:p>
            </table:table-cell>
          </table:table-row>
        </table:table>
        <text:p text:style-name="P234"/>
        <text:p text:style-name="P235">Programas Sociales</text:p>
        <table:table table:style-name="Table236">
          <table:table-columns>
            <table:table-column table:style-name="TableColumn237"/>
            <table:table-column table:style-name="TableColumn238"/>
          </table:table-columns>
          <table:table-row table:style-name="TableRow239">
            <table:table-cell table:style-name="TableCell240">
              <text:p text:style-name="P241">Collection</text:p>
            </table:table-cell>
            <table:table-cell table:style-name="TableCell242">
              <text:p text:style-name="P243">entity_type</text:p>
              <text:p text:style-name="P244">name: nombre del tipo de entidad</text:p>
              <text:p text:style-name="P245">hierarchy: nivel de jerarquia</text:p>
            </table:table-cell>
          </table:table-row>
          <table:table-row table:style-name="TableRow246">
            <table:table-cell table:style-name="TableCell247">
              <text:p text:style-name="P248">Controlador</text:p>
            </table:table-cell>
            <table:table-cell table:style-name="TableCell249">
              <text:p text:style-name="P250">entity-type</text:p>
              <text:p text:style-name="P251">create(name,hierarchy)[Trz]:mínimo 3 letras,único y orden jerarquico del 0(Ministerio) hasta el 4(Instituciones)</text:p>
              <text:p text:style-name="P252">findAll(paginaActual,cantidaXPagina):se<text:s/>devuelven todos los elementos en paginacion</text:p>
              <text:p text:style-name="P253">findOne(id):devuelve los atributos de ese documento en especifico</text:p>
              <text:p text:style-name="P254">update(id,datos)[Trz]:se actualizan los datos de ese elemento en especifico.</text:p>
              <text:p text:style-name="P255">remove(id)[Trz]:elimina de forma logica el elemento</text:p>
              <text:p text:style-name="P256">search(criterio):se busca en criterios de nombre</text:p>
            </table:table-cell>
          </table:table-row>
          <table:table-row table:style-name="TableRow257">
            <table:table-cell table:style-name="TableCell258">
              <text:p text:style-name="P259">Dependencia</text:p>
            </table:table-cell>
            <table:table-cell table:style-name="TableCell260">
              <text:p text:style-name="P261">provincia</text:p>
            </table:table-cell>
          </table:table-row>
        </table:table>
        <text:p text:style-name="P262"/>
        <text:p text:style-name="P263">Manifestaciones Artísticas</text:p>
        <table:table table:style-name="Table264">
          <table:table-columns>
            <table:table-column table:style-name="TableColumn265"/>
            <table:table-column table:style-name="TableColumn266"/>
          </table:table-columns>
          <table:table-row table:style-name="TableRow267">
            <table:table-cell table:style-name="TableCell268">
              <text:p text:style-name="P269">Collection</text:p>
            </table:table-cell>
            <table:table-cell table:style-name="TableCell270">
              <text:p text:style-name="P271">entity_type</text:p>
              <text:p text:style-name="P272">name: nombre del tipo de entidad</text:p>
              <text:p text:style-name="P273">hierarchy: nivel de jerarquia</text:p>
            </table:table-cell>
          </table:table-row>
          <table:table-row table:style-name="TableRow274">
            <table:table-cell table:style-name="TableCell275">
              <text:p text:style-name="P276">Controlador</text:p>
            </table:table-cell>
            <table:table-cell table:style-name="TableCell277">
              <text:p text:style-name="P278">entity-type</text:p>
              <text:p text:style-name="P279">create(name,hierarchy)[Trz]:mínimo 3 letras,único y orden<text:s/>jerarquico del 0(Ministerio) hasta el 4(Instituciones)</text:p>
              <text:p text:style-name="P280">findAll(paginaActual,cantidaXPagina):se devuelven todos los elementos en paginacion</text:p>
              <text:p text:style-name="P281">findOne(id):devuelve los atributos de ese documento en especifico</text:p>
              <text:p text:style-name="P282">update(id,datos)[Trz]:se actualizan los datos de ese elemento en especifico.</text:p>
              <text:p text:style-name="P283">remove(id)[Trz]:elimina de forma logica el elemento</text:p>
              <text:p text:style-name="P284">search(criterio):se busca en criterios de nombre</text:p>
            </table:table-cell>
          </table:table-row>
          <table:table-row table:style-name="TableRow285">
            <table:table-cell table:style-name="TableCell286">
              <text:p text:style-name="P287">Dependencia</text:p>
            </table:table-cell>
            <table:table-cell table:style-name="TableCell288">
              <text:p text:style-name="P289">provincia</text:p>
            </table:table-cell>
          </table:table-row>
        </table:table>
        <text:p text:style-name="P29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nivel1" style:display-name="Encabezado nivel 1" style:family="paragraph" style:parent-style-name="Normal" style:auto-update="true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cabezadonivel1Car" style:display-name="Encabezado nivel 1 Car" style:family="text" style:parent-style-name="Fuentedepárrafopredeter."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125in" fo:margin-left="0.62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sa</meta:initial-creator>
    <dc:creator>Manuel</dc:creator>
    <meta:creation-date>2026-01-02T03:30:00Z</meta:creation-date>
    <dc:date>2026-01-05T16:33:00Z</dc:date>
    <meta:template xlink:href="Normal.dotm" xlink:type="simple"/>
    <meta:editing-cycles>17</meta:editing-cycles>
    <meta:editing-duration>PT19560S</meta:editing-duration>
    <meta:document-statistic meta:page-count="4" meta:paragraph-count="12" meta:word-count="988" meta:character-count="6413" meta:row-count="45" meta:non-whitespace-character-count="5437"/>
  </office:meta>
</office:document-meta>
</file>